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Z ORTIZ DE ORUE VDA DE ARIZABAL, EUDOC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Z ORTIZ DE ORUE VDA DE ARIZABAL, EUDOC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ASTRO ARIZABAL, JEAN FRAN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706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13:16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